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616cm" fo:margin-left="-0.016cm" fo:margin-top="0cm" fo:margin-bottom="0cm" table:align="left" style:writing-mode="lr-tb"/>
    </style:style>
    <style:style style:name="Table3.A" style:family="table-column">
      <style:table-column-properties style:column-width="3.089cm"/>
    </style:style>
    <style:style style:name="Table3.B" style:family="table-column">
      <style:table-column-properties style:column-width="14.52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ddddd" fo:padding-left="0.04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42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533cm" fo:margin-left="0.051cm" fo:margin-top="0cm" fo:margin-bottom="0cm" table:align="left" style:writing-mode="lr-tb"/>
    </style:style>
    <style:style style:name="Table4.A" style:family="table-column">
      <style:table-column-properties style:column-width="1.596cm"/>
    </style:style>
    <style:style style:name="Table4.B" style:family="table-column">
      <style:table-column-properties style:column-width="5.89cm"/>
    </style:style>
    <style:style style:name="Table4.C" style:family="table-column">
      <style:table-column-properties style:column-width="10.04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C1" style:family="table-cell">
      <style:table-cell-properties fo:background-color="#eeeeee" fo:padding-left="0.074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ffffff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C2" style:family="table-cell">
      <style:table-cell-properties fo:background-color="#ffffff" fo:padding-left="0.074cm" fo:padding-right="0.097cm" fo:padding-top="0.097cm" fo:padding-bottom="0.097cm" fo:border="0.25pt solid #000001">
        <style:background-image/>
      </style:table-cell-properties>
    </style:style>
    <style:style style:name="Table5" style:family="table">
      <style:table-properties style:width="17.616cm" fo:margin-left="-0.016cm" fo:margin-top="0cm" fo:margin-bottom="0cm" table:align="left" style:writing-mode="lr-tb"/>
    </style:style>
    <style:style style:name="Table5.A" style:family="table-column">
      <style:table-column-properties style:column-width="3.089cm"/>
    </style:style>
    <style:style style:name="Table5.B" style:family="table-column">
      <style:table-column-properties style:column-width="2.785cm"/>
    </style:style>
    <style:style style:name="Table5.C" style:family="table-column">
      <style:table-column-properties style:column-width="2.91cm"/>
    </style:style>
    <style:style style:name="Table5.D" style:family="table-column">
      <style:table-column-properties style:column-width="2.942cm"/>
    </style:style>
    <style:style style:name="Table5.E" style:family="table-column">
      <style:table-column-properties style:column-width="2.926cm"/>
    </style:style>
    <style:style style:name="Table5.F" style:family="table-column">
      <style:table-column-properties style:column-width="2.96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ddddd" fo:padding-left="0.04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F1" style:family="table-cell">
      <style:table-cell-properties fo:background-color="#dddddd" fo:padding-left="0.042cm" fo:padding-right="0.097cm" fo:padding-top="0.097cm" fo:padding-bottom="0.097cm" fo:border="0.25pt solid #000001">
        <style:background-image/>
      </style:table-cell-properties>
    </style:style>
    <style:style style:name="Table5.A2" style:family="table-cell">
      <style:table-cell-properties fo:background-color="#ffffff" fo:padding-left="0.04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F2" style:family="table-cell">
      <style:table-cell-properties fo:background-color="#ffffff" fo:padding-left="0.042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officeooo:paragraph-rsid="0018af26"/>
    </style:style>
    <style:style style:name="P3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4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5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officeooo:paragraph-rsid="00106ff2"/>
    </style:style>
    <style:style style:name="P7" style:family="paragraph" style:parent-style-name="Standard">
      <style:text-properties fo:color="#00000a" style:font-name="Liberation Serif" fo:font-size="12pt" fo:language="es" fo:country="CO" fo:font-weight="normal" officeooo:paragraph-rsid="0018af26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8" style:family="paragraph" style:parent-style-name="Standard">
      <style:text-properties fo:color="#00000a" style:font-name="Liberation Serif" fo:font-size="12pt" fo:language="es" fo:country="CO" fo:font-weight="bold" officeooo:paragraph-rsid="0018af26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Standard">
      <style:text-properties officeooo:paragraph-rsid="0018af26"/>
    </style:style>
    <style:style style:name="P10" style:family="paragraph" style:parent-style-name="Standard">
      <style:text-properties fo:color="#000000" style:font-name="Arial" fo:font-size="12pt" fo:language="es" fo:country="CO" fo:font-weight="bold" officeooo:paragraph-rsid="0018af26" style:font-name-asian="Tahoma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11" style:family="paragraph" style:parent-style-name="Standard">
      <style:text-properties fo:font-weight="normal" officeooo:paragraph-rsid="0018af26" style:font-weight-asian="normal" style:font-weight-complex="normal"/>
    </style:style>
    <style:style style:name="P12" style:family="paragraph" style:parent-style-name="Standard">
      <style:text-properties fo:font-weight="bold" officeooo:paragraph-rsid="0018af26" style:font-weight-asian="bold" style:font-weight-complex="bold"/>
    </style:style>
    <style:style style:name="P13" style:family="paragraph" style:parent-style-name="Text_20_body">
      <style:paragraph-properties fo:margin-left="1.247cm" fo:margin-right="0cm" fo:margin-top="0cm" fo:margin-bottom="0cm" loext:contextual-spacing="false" fo:line-height="125%" fo:text-align="start" style:justify-single-word="false" fo:orphans="2" fo:widows="2" fo:text-indent="0cm" style:auto-text-indent="false"/>
      <style:text-properties officeooo:paragraph-rsid="0018af26"/>
    </style:style>
    <style:style style:name="P14" style:family="paragraph" style:parent-style-name="Text_20_body">
      <style:paragraph-properties fo:margin-left="1.247cm" fo:margin-right="0cm" fo:line-height="125%" fo:text-align="start" style:justify-single-word="false" fo:orphans="2" fo:widows="2" fo:text-indent="0cm" style:auto-text-indent="false"/>
      <style:text-properties officeooo:paragraph-rsid="0018af26"/>
    </style:style>
    <style:style style:name="P15" style:family="paragraph" style:parent-style-name="Table_20_Contents">
      <style:text-properties fo:color="#00000a" style:font-name="Arial" fo:font-size="12pt" fo:language="es" fo:country="CO" fo:font-weight="bold" officeooo:paragraph-rsid="0018af26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6" style:family="paragraph" style:parent-style-name="Table_20_Contents">
      <style:text-properties fo:color="#00000a" fo:font-size="12pt" fo:language="es" fo:country="CO" officeooo:paragraph-rsid="0018af26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Table_20_Contents">
      <style:paragraph-properties fo:text-align="center" style:justify-single-word="false"/>
      <style:text-properties fo:color="#00000a" fo:font-size="12pt" fo:language="es" fo:country="CO" officeooo:paragraph-rsid="0018af26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Table_20_Contents">
      <style:text-properties officeooo:paragraph-rsid="0018af26"/>
    </style:style>
    <style:style style:name="P19" style:family="paragraph" style:parent-style-name="Table_20_Contents">
      <style:text-properties style:font-name="Arial" fo:font-size="12pt" fo:font-weight="bold" officeooo:paragraph-rsid="0018af2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officeooo:paragraph-rsid="0018af26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weight="bold" officeooo:paragraph-rsid="0018af26" style:font-weight-asian="bold" style:font-weight-complex="bold"/>
    </style:style>
    <style:style style:name="P22" style:family="paragraph" style:parent-style-name="Text_20_body">
      <style:paragraph-properties fo:margin-left="0cm" fo:margin-right="0cm" fo:line-height="125%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fo:font-size="10pt" fo:letter-spacing="normal" fo:font-style="normal" fo:font-weight="normal" officeooo:rsid="0018f41e" officeooo:paragraph-rsid="0018f41e" fo:background-color="#ffffff" style:font-size-asian="10pt" style:font-style-asian="normal" style:font-weight-asian="normal" style:font-size-complex="10pt"/>
    </style:style>
    <style:style style:name="P23" style:family="paragraph" style:parent-style-name="Text_20_body" style:list-style-name="WWNum3">
      <style:paragraph-properties fo:margin-left="2.494cm" fo:margin-right="0cm" fo:line-height="125%" fo:text-align="start" style:justify-single-word="false" fo:orphans="2" fo:widows="2" fo:text-indent="-0.499cm" style:auto-text-indent="false">
        <style:tab-stops>
          <style:tab-stop style:position="0cm"/>
        </style:tab-stops>
      </style:paragraph-properties>
      <style:text-properties fo:font-variant="normal" fo:text-transform="none" fo:color="#000000" fo:font-size="10pt" fo:letter-spacing="normal" fo:font-style="normal" fo:font-weight="normal" officeooo:paragraph-rsid="0018af26" fo:background-color="#ffffff" style:font-size-asian="10pt" style:font-style-asian="normal" style:font-weight-asian="normal" style:font-size-complex="10pt"/>
    </style:style>
    <style:style style:name="P24" style:family="paragraph" style:parent-style-name="Standard" style:list-style-name="WWNum1">
      <style:text-properties fo:font-weight="normal" officeooo:paragraph-rsid="0018af26" style:font-weight-asian="normal" style:font-weight-complex="normal"/>
    </style:style>
    <style:style style:name="P25" style:family="paragraph" style:parent-style-name="Standard" style:list-style-name="WWNum2">
      <style:text-properties fo:font-weight="normal" officeooo:paragraph-rsid="0018af2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4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6600"/>
    </style:style>
    <style:style style:name="T9" style:family="text">
      <style:text-properties officeooo:rsid="00193c5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73284336" text:id="ct94850273284336">
          <text:insertion>
            <office:change-info>
              <dc:creator>Julian Raigosa</dc:creator>
              <dc:date>2016-07-19T11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change-start text:change-id="ct94850273284336"/>A continuación definiremos los riesgos que se pueden presentar durante la ejecución del proyecto y pueden retrasar la entrega o incluso cancelarla.</text:p>
      <text:p text:style-name="P7"/>
      <text:list xml:id="list6198262593186841682" text:style-name="WWNum1">
        <text:list-item>
          <text:p text:style-name="P24">La clasificacion de la probabilidad y el impacto de que ocurra uno de los riesgos que se describirán a continuación se representa de la siguiente forma:</text:p>
        </text:list-item>
      </text:list>
      <text:p text:style-name="P8"/>
      <text:p text:style-name="P9"><text:span text:style-name="T2"><text:tab/>A<text:tab/></text:span><text:span text:style-name="T1">Alto</text:span></text:p>
      <text:p text:style-name="P9"><text:span text:style-name="T2"><text:tab/>M<text:tab/></text:span><text:span text:style-name="T1">Medio</text:span></text:p>
      <text:p text:style-name="P9"><text:span text:style-name="T2"><text:tab/>B <text:tab/></text:span><text:span text:style-name="T1">Bajo</text:span></text:p>
      <text:p text:style-name="P7"/>
      <text:list xml:id="list8746183079698363462" text:style-name="WWNum2">
        <text:list-item>
          <text:p text:style-name="P25">Las categorias en las cuales se clasifica un riesgo son las siguientes:</text:p>
        </text:list-item>
      </text:list>
      <text:p text:style-name="P7"/>
      <text:p text:style-name="P2"><text:span text:style-name="T3">Del proyecto</text:span><text:span text:style-name="T5">: Afectan a la planificación temporal y al coste del proyecto. o Identifican problemas potenciales de presupuesto, calendario, personal, recursos. </text:span></text:p>
      <text:p text:style-name="P13"><text:span text:style-name="T3">Récnicos</text:span><text:span text:style-name="T4">: Amenazan la calidad y la planificación temporal del software que hay que producir. o Identifican posibles problemas de diseño, implementación, interfaz, verificación y mantenimiento. </text:span></text:p>
      <text:p text:style-name="P14"><text:span text:style-name="T3">Del Negocio</text:span><text:span text:style-name="T4">: o Amenazan la viabilidad del software. o Los principales riesgos de negocio son:</text:span></text:p>
      <text:list xml:id="list3186119393400189696" text:style-name="WWNum3">
        <text:list-item>
          <text:list>
            <text:list-item>
              <text:p text:style-name="P23">De mercado</text:p>
            </text:list-item>
            <text:list-item>
              <text:p text:style-name="P23">Estratégico</text:p>
            </text:list-item>
            <text:list-item>
              <text:p text:style-name="P23">De Ventas</text:p>
            </text:list-item>
            <text:list-item>
              <text:p text:style-name="P23">De Dirección</text:p>
            </text:list-item>
            <text:list-item>
              <text:p text:style-name="P23">De Presupuesto </text:p>
            </text:list-item>
          </text:list>
        </text:list-item>
      </text:list>
      <text:p text:style-name="P22"><text:span text:style-name="T9">El código de l</text:span>os riesgos que sean detectados durante el desarrollo del proyecto debe ser marcado en <text:span text:style-name="T8">Naranja</text:span></text:p>
      <text:p text:style-name="P10">Listado de riesgos</text:p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T6">Nombre del proyecto </text:span><text:span text:style-name="T7">*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9">Módulo</text:p>
          </table:table-cell>
          <table:table-cell table:style-name="Table3.B1" office:value-type="string">
            <text:p text:style-name="P15"/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1">Código</text:p>
          </table:table-cell>
          <table:table-cell table:style-name="Table4.A1" office:value-type="string">
            <text:p text:style-name="P21">Nombre</text:p>
          </table:table-cell>
          <table:table-cell table:style-name="Table4.C1" office:value-type="string">
            <text:p text:style-name="P21">Descripción</text:p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8"/>
          </table:table-cell>
        </table:table-row>
      </table:table>
      <text:p text:style-name="P9"/>
      <text:p text:style-name="P9"/>
      <text:p text:style-name="P12">Clasificacion del riesgo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0">Riesgo</text:p>
          </table:table-cell>
          <table:table-cell table:style-name="Table5.A1" office:value-type="string">
            <text:p text:style-name="P20">Categoria</text:p>
          </table:table-cell>
          <table:table-cell table:style-name="Table5.A1" office:value-type="string">
            <text:p text:style-name="P20">Probabilidad</text:p>
          </table:table-cell>
          <table:table-cell table:style-name="Table5.A1" office:value-type="string">
            <text:p text:style-name="P20">Impacto</text:p>
          </table:table-cell>
          <table:table-cell table:style-name="Table5.A1" office:value-type="string">
            <text:p text:style-name="P20">Mitigación</text:p>
          </table:table-cell>
          <table:table-cell table:style-name="Table5.F1" office:value-type="string">
            <text:p text:style-name="P20">Contingencia</text:p>
          </table:table-cell>
        </table:table-row>
        <table:table-row table:style-name="Table5.1">
          <table:table-cell table:style-name="Table5.A2" office:value-type="string">
            <text:p text:style-name="P17">01</text:p>
          </table:table-cell>
          <table:table-cell table:style-name="Table5.A2" office:value-type="string">
            <text:p text:style-name="P17">proyecto</text:p>
          </table:table-cell>
          <table:table-cell table:style-name="Table5.A2" office:value-type="string">
            <text:p text:style-name="P17">M</text:p>
          </table:table-cell>
          <table:table-cell table:style-name="Table5.A2" office:value-type="string">
            <text:p text:style-name="P17">M</text:p>
          </table:table-cell>
          <table:table-cell table:style-name="Table5.A2" office:value-type="string">
            <text:p text:style-name="P17">Promover actividades deportivas y alimentacion saludable entre el equipo.</text:p>
          </table:table-cell>
          <table:table-cell table:style-name="Table5.F2" office:value-type="string">
            <text:p text:style-name="P17">En caso de no ser una enfermedad grave y no tener incapacidad poder trabajar desde el hogar, de lo contrario asignar la tarea a otro miembro del equipo</text:p>
          </table:table-cell>
        </table:table-row>
      </table:table>
      <text:p text:style-name="P9"/>
      <text:p text:style-name="P9">Por ultimo se deben sacar los riesgos mas representivos (alto impacto y alta probabilidad) y gestionar con la administracion las garantias para que estos riesgos no ocurran o pasen de forma que afecte lo menos posible el desarrollo del proyecto.<text:change-end text:change-id="ct94850273284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style:font-name="Symbol"/>
      </text:list-level-style-bullet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1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on de los Riesgos</text:title></text:p>
              <text:p text:style-name="MP3"><text:subject>Formato para describir y categorizar los riesgos a los que puede estar expuesto el proyect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2</text:user-defined></text:p>
                  </table:table-cell>
                  <table:table-cell table:style-name="Table1.B4" office:value-type="string">
                    <text:p text:style-name="Revision_20_Table_20_Content"><text:editing-cycles>5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36:50.646233608</meta:creation-date>
    <meta:editing-cycles>5</meta:editing-cycles>
    <meta:editing-duration>PT2M40S</meta:editing-duration>
    <dc:subject>Formato para describir y categorizar los riesgos a los que puede estar expuesto el proyecto</dc:subject>
    <dc:title>Planeacion de los Riesgos</dc:title>
    <meta:generator>LibreOffice/4.3.7.2$Linux_X86_64 LibreOffice_project/430$Build-2</meta:generator>
    <dc:description>Este documento sirve como base para la generación de todos los documentos de texto en Hospitec</dc:description>
    <meta:initial-creator>Julian Raigosa</meta:initial-creator>
    <dc:date>2016-08-26T15:37:17.345903026</dc:date>
    <dc:creator>Julian Raigosa</dc:creator>
    <meta:document-statistic meta:table-count="5" meta:image-count="1" meta:object-count="0" meta:page-count="2" meta:paragraph-count="50" meta:word-count="294" meta:character-count="1835" meta:non-whitespace-character-count="1591"/>
    <meta:user-defined meta:name="Classification">TRN3</meta:user-defined>
    <meta:user-defined meta:name="Code">DE-FO-PP-02</meta:user-defined>
    <meta:user-defined meta:name="Expiry" meta:value-type="date">2017-04-28</meta:user-defined>
  </office:meta>
</office:document-meta>
</file>